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onospace" svg:font-family="Monospace" style:font-family-generic="system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3" style:parent-style-name="Standard" style:family="paragraph">
      <style:text-properties style:font-name="Monospace" fo:font-size="10pt" style:font-size-asian="10pt" style:font-size-complex="10pt"/>
    </style:style>
    <style:style style:name="T4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5" style:parent-style-name="Standard" style:family="paragraph">
      <style:text-properties style:font-name="Monospace" fo:font-size="10pt" style:font-size-asian="10pt" style:font-size-complex="10pt"/>
    </style:style>
    <style:style style:name="T6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7" style:parent-style-name="Standard" style:family="paragraph">
      <style:text-properties style:font-name="Monospace" fo:font-size="10pt" style:font-size-asian="10pt" style:font-size-complex="10pt"/>
    </style:style>
    <style:style style:name="T8" style:parent-style-name="Fonteparág.padrão" style:family="text"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Fonteparág.padrão" style:family="text">
      <style:text-properties fo:font-weight="bold" style:font-weight-asian="bold" style:font-weight-complex="bold"/>
    </style:style>
    <style:style style:name="T11" style:parent-style-name="Fonteparág.padrão" style:family="text">
      <style:text-properties fo:font-weight="bold" style:font-weight-asian="bold" style:font-weight-complex="bold"/>
    </style:style>
    <style:style style:name="T12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13" style:parent-style-name="Standard" style:family="paragraph">
      <style:text-properties style:font-name="Monospace" fo:font-size="10pt" style:font-size-asian="10pt" style:font-size-complex="10pt"/>
    </style:style>
    <style:style style:name="T14" style:parent-style-name="Fonteparág.padrão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8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" style:parent-style-name="Fonteparág.padrão" style:family="text">
      <style:text-properties fo:font-weight="bold" style:font-weight-asian="bold" style:font-weight-complex="bold"/>
    </style:style>
    <style:style style:name="P20" style:parent-style-name="Standard" style:family="paragraph">
      <style:text-properties style:font-name="Monospace" fo:font-size="10pt" style:font-size-asian="10pt" style:font-size-complex="10pt"/>
    </style:style>
    <style:style style:name="P21" style:parent-style-name="Standard" style:family="paragraph">
      <style:text-properties style:font-name="Monospace" fo:font-size="10pt" style:font-size-asian="10pt" style:font-size-complex="10pt"/>
    </style:style>
    <style:style style:name="T22" style:parent-style-name="Fonteparág.padrão" style:family="text">
      <style:text-properties fo:font-weight="bold" style:font-weight-asian="bold" style:font-weight-complex="bold"/>
    </style:style>
    <style:style style:name="T23" style:parent-style-name="Fonteparág.padrão" style:family="text">
      <style:text-properties style:font-name="Monospace" fo:font-size="10pt" style:font-size-asian="10pt" style:font-size-complex="10pt"/>
    </style:style>
    <style:style style:name="T24" style:parent-style-name="Fonteparág.padrão" style:family="text">
      <style:text-properties style:font-name="Monospace" fo:font-size="10pt" style:font-size-asian="10pt" style:font-size-complex="10pt"/>
    </style:style>
    <style:style style:name="T25" style:parent-style-name="Fonteparág.padrão" style:family="text">
      <style:text-properties style:font-name="Monospace" fo:font-size="10pt" style:font-size-asian="10pt" style:font-size-complex="10pt"/>
    </style:style>
    <style:style style:name="T26" style:parent-style-name="Fonteparág.padrão" style:family="text">
      <style:text-properties fo:font-weight="bold" style:font-weight-asian="bold" style:font-weight-complex="bold"/>
    </style:style>
    <style:style style:name="T27" style:parent-style-name="Fonteparág.padrão" style:family="text">
      <style:text-properties style:font-name="Monospace" fo:font-size="10pt" style:font-size-asian="10pt" style:font-size-complex="10pt"/>
    </style:style>
    <style:style style:name="T28" style:parent-style-name="Fonteparág.padrão" style:family="text">
      <style:text-properties style:font-name="Monospace" fo:font-size="10pt" style:font-size-asian="10pt" style:font-size-complex="10pt"/>
    </style:style>
    <style:style style:name="T29" style:parent-style-name="Fonteparág.padrão" style:family="text">
      <style:text-properties fo:font-weight="bold" style:font-weight-asian="bold" style:font-weight-complex="bold"/>
    </style:style>
    <style:style style:name="T30" style:parent-style-name="Fonteparág.padrão" style:family="text">
      <style:text-properties style:font-name="Monospace" fo:font-size="10pt" style:font-size-asian="10pt" style:font-size-complex="10pt"/>
    </style:style>
    <style:style style:name="T31" style:parent-style-name="Fonteparág.padrão" style:family="text">
      <style:text-properties fo:font-weight="bold" style:font-weight-asian="bold" style:font-weight-complex="bold"/>
    </style:style>
    <style:style style:name="P32" style:parent-style-name="Standard" style:family="paragraph">
      <style:text-properties style:font-name="Monospace" fo:font-size="10pt" style:font-size-asian="10pt" style:font-size-complex="10pt"/>
    </style:style>
    <style:style style:name="P33" style:parent-style-name="Standard" style:family="paragraph">
      <style:text-properties style:font-name="Monospace" fo:font-size="10pt" style:font-size-asian="10pt" style:font-size-complex="10pt"/>
    </style:style>
    <style:style style:name="P34" style:parent-style-name="Standard" style:family="paragraph">
      <style:text-properties style:font-name="Monospace" fo:font-size="10pt" style:font-size-asian="10pt" style:font-size-complex="10pt"/>
    </style:style>
    <style:style style:name="P35" style:parent-style-name="Standard" style:family="paragraph">
      <style:text-properties style:font-name="Monospace" fo:font-size="10pt" style:font-size-asian="10pt" style:font-size-complex="10pt"/>
    </style:style>
    <style:style style:name="P36" style:parent-style-name="Standard" style:family="paragraph">
      <style:text-properties style:font-name="Monospace" fo:font-size="10pt" style:font-size-asian="10pt" style:font-size-complex="10pt"/>
    </style:style>
    <style:style style:name="P37" style:parent-style-name="Standard" style:family="paragraph">
      <style:text-properties style:font-name="Monospace" fo:font-size="10pt" style:font-size-asian="10pt" style:font-size-complex="10pt"/>
    </style:style>
    <style:style style:name="P38" style:parent-style-name="Standard" style:family="paragraph">
      <style:text-properties style:font-name="Monospace" fo:font-size="10pt" style:font-size-asian="10pt" style:font-size-complex="10pt"/>
    </style:style>
    <style:style style:name="T39" style:parent-style-name="Fonteparág.padrão" style:family="text">
      <style:text-properties fo:font-weight="bold" style:font-weight-asian="bold" style:font-weight-complex="bold"/>
    </style:style>
    <style:style style:name="T40" style:parent-style-name="Fonteparág.padrão" style:family="text">
      <style:text-properties fo:font-style="italic" style:font-style-asian="italic" style:font-style-complex="italic"/>
    </style:style>
    <style:style style:name="P41" style:parent-style-name="Standard" style:family="paragraph">
      <style:text-properties style:font-name="Monospace" fo:font-size="10pt" style:font-size-asian="10pt" style:font-size-complex="10pt"/>
    </style:style>
    <style:style style:name="P42" style:parent-style-name="Standard" style:family="paragraph">
      <style:text-properties style:font-name="Monospace" fo:font-size="10pt" style:font-size-asian="10pt" style:font-size-complex="10pt"/>
    </style:style>
    <style:style style:name="P43" style:parent-style-name="Standard" style:family="paragraph">
      <style:text-properties style:font-name="Monospace" fo:font-size="10pt" style:font-size-asian="10pt" style:font-size-complex="10pt"/>
    </style:style>
    <style:style style:name="P44" style:parent-style-name="Standard" style:family="paragraph">
      <style:text-properties style:font-name="Monospace" fo:font-size="10pt" style:font-size-asian="10pt" style:font-size-complex="10pt"/>
    </style:style>
    <style:style style:name="P45" style:parent-style-name="Standard" style:family="paragraph">
      <style:text-properties style:font-name="Monospace" fo:font-size="10pt" style:font-size-asian="10pt" style:font-size-complex="10pt"/>
    </style:style>
    <style:style style:name="T46" style:parent-style-name="Fonteparág.padrão" style:family="text">
      <style:text-properties fo:font-weight="bold" style:font-weight-asian="bold" style:font-weight-complex="bold"/>
    </style:style>
    <style:style style:name="T47" style:parent-style-name="Fonteparág.padrão" style:family="text">
      <style:text-properties fo:font-style="italic" style:font-style-asian="italic" style:font-style-complex="italic"/>
    </style:style>
    <style:style style:name="P48" style:parent-style-name="Standard" style:family="paragraph">
      <style:text-properties style:font-name="Monospace" fo:font-size="10pt" style:font-size-asian="10pt" style:font-size-complex="10pt"/>
    </style:style>
    <style:style style:name="P49" style:parent-style-name="Standard" style:family="paragraph">
      <style:text-properties style:font-name="Monospace" fo:font-size="10pt" style:font-size-asian="10pt" style:font-size-complex="10pt"/>
    </style:style>
    <style:style style:name="P50" style:parent-style-name="Standard" style:family="paragraph">
      <style:text-properties style:font-name="Monospace" fo:font-size="10pt" style:font-size-asian="10pt" style:font-size-complex="10pt"/>
    </style:style>
    <style:style style:name="P51" style:parent-style-name="Standard" style:family="paragraph">
      <style:text-properties style:font-name="Monospace" fo:font-size="10pt" style:font-size-asian="10pt" style:font-size-complex="10pt"/>
    </style:style>
    <style:style style:name="P52" style:parent-style-name="Standard" style:family="paragraph">
      <style:text-properties style:font-name="Monospace" fo:font-size="10pt" style:font-size-asian="10pt" style:font-size-complex="10pt"/>
    </style:style>
    <style:style style:name="P53" style:parent-style-name="Standard" style:family="paragraph">
      <style:text-properties style:font-name="Monospace" fo:font-size="10pt" style:font-size-asian="10pt" style:font-size-complex="10pt"/>
    </style:style>
    <style:style style:name="P54" style:parent-style-name="Standard" style:family="paragraph">
      <style:text-properties style:font-name="Monospace" fo:font-size="10pt" style:font-size-asian="10pt" style:font-size-complex="10pt"/>
    </style:style>
    <style:style style:name="P55" style:parent-style-name="Standard" style:family="paragraph">
      <style:text-properties style:font-name="Monospace" fo:font-size="10pt" style:font-size-asian="10pt" style:font-size-complex="10pt"/>
    </style:style>
    <style:style style:name="P56" style:parent-style-name="Standard" style:family="paragraph">
      <style:text-properties style:font-name="Monospace" fo:font-size="10pt" style:font-size-asian="10pt" style:font-size-complex="10pt"/>
    </style:style>
    <style:style style:name="P57" style:parent-style-name="Standard" style:family="paragraph">
      <style:text-properties style:font-name="Monospace" fo:font-size="10pt" style:font-size-asian="10pt" style:font-size-complex="10pt"/>
    </style:style>
    <style:style style:name="P58" style:parent-style-name="Standard" style:family="paragraph">
      <style:text-properties style:font-name="Monospace" fo:font-size="10pt" style:font-size-asian="10pt" style:font-size-complex="10pt"/>
    </style:style>
    <style:style style:name="P59" style:parent-style-name="Standard" style:family="paragraph">
      <style:text-properties style:font-name="Monospace" fo:font-size="10pt" style:font-size-asian="10pt" style:font-size-complex="10pt"/>
    </style:style>
    <style:style style:name="T60" style:parent-style-name="Fonteparág.padrão" style:family="text">
      <style:text-properties fo:font-weight="bold" style:font-weight-asian="bold" style:font-weight-complex="bold"/>
    </style:style>
    <style:style style:name="P61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64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65" style:parent-style-name="Fonteparág.padrão" style:family="text">
      <style:text-properties fo:font-weight="bold" style:font-weight-asian="bold" style:font-weight-complex="bold"/>
    </style:style>
    <style:style style:name="T66" style:parent-style-name="Fonteparág.padrão" style:family="text">
      <style:text-properties fo:font-weight="bold" style:font-weight-asian="bold" style:font-weight-complex="bold"/>
    </style:style>
    <style:style style:name="T67" style:parent-style-name="Fonteparág.padrão" style:family="text">
      <style:text-properties fo:font-style="italic" style:font-style-asian="italic" style:font-style-complex="italic"/>
    </style:style>
    <style:style style:name="T68" style:parent-style-name="Fonteparág.padrão" style:family="text">
      <style:text-properties fo:font-style="italic" style:font-style-asian="italic" style:font-style-complex="italic"/>
    </style:style>
    <style:style style:name="P69" style:parent-style-name="Standard" style:family="paragraph">
      <style:text-properties style:font-name="Monospace" fo:font-size="10pt" style:font-size-asian="10pt" style:font-size-complex="10pt"/>
    </style:style>
    <style:style style:name="P70" style:parent-style-name="Standard" style:family="paragraph">
      <style:text-properties style:font-name="Monospace" fo:font-size="10pt" style:font-size-asian="10pt" style:font-size-complex="10pt"/>
    </style:style>
    <style:style style:name="P71" style:parent-style-name="Standard" style:family="paragraph">
      <style:text-properties style:font-name="Monospace" fo:font-size="10pt" style:font-size-asian="10pt" style:font-size-complex="10pt"/>
    </style:style>
    <style:style style:name="T72" style:parent-style-name="Fonteparág.padrão" style:family="text">
      <style:text-properties style:font-name="Monospace" fo:font-size="10pt" style:font-size-asian="10pt" style:font-size-complex="10pt"/>
    </style:style>
    <style:style style:name="T73" style:parent-style-name="Fonteparág.padrão" style:family="text">
      <style:text-properties style:font-name="Monospace" fo:font-weight="bold" style:font-weight-asian="bold" style:font-weight-complex="bold" fo:font-size="10pt" style:font-size-asian="10pt" style:font-size-complex="10pt"/>
    </style:style>
    <style:style style:name="T74" style:parent-style-name="Fonteparág.padrão" style:family="text">
      <style:text-properties style:font-name="Monospace" fo:font-size="10pt" style:font-size-asian="10pt" style:font-size-complex="10pt"/>
    </style:style>
    <style:style style:name="P75" style:parent-style-name="Standard" style:family="paragraph">
      <style:text-properties style:font-name="Monospace" fo:font-size="10pt" style:font-size-asian="10pt" style:font-size-complex="10pt"/>
    </style:style>
    <style:style style:name="P76" style:parent-style-name="Standard" style:family="paragraph">
      <style:text-properties style:font-name="Monospace" fo:font-size="10pt" style:font-size-asian="10pt" style:font-size-complex="10pt"/>
    </style:style>
    <style:style style:name="T77" style:parent-style-name="Fonteparág.padrão" style:family="text">
      <style:text-properties fo:font-weight="bold" style:font-weight-asian="bold" style:font-weight-complex="bold"/>
    </style:style>
    <style:style style:name="T78" style:parent-style-name="Fonteparág.padrão" style:family="text">
      <style:text-properties fo:font-style="italic" style:font-style-asian="italic" style:font-style-complex="italic"/>
    </style:style>
    <style:style style:name="P79" style:parent-style-name="Standard" style:family="paragraph">
      <style:text-properties style:font-name="Monospace" fo:font-size="10pt" style:font-size-asian="10pt" style:font-size-complex="10pt"/>
    </style:style>
    <style:style style:name="P80" style:parent-style-name="Standard" style:family="paragraph">
      <style:text-properties style:font-name="Monospace" fo:font-size="10pt" style:font-size-asian="10pt" style:font-size-complex="10pt"/>
    </style:style>
    <style:style style:name="P81" style:parent-style-name="Standard" style:family="paragraph">
      <style:text-properties style:font-name="Monospace" fo:font-size="10pt" style:font-size-asian="10pt" style:font-size-complex="10pt"/>
    </style:style>
    <style:style style:name="T82" style:parent-style-name="Fonteparág.padrão" style:family="text">
      <style:text-properties style:font-name="Monospace" fo:font-size="10pt" style:font-size-asian="10pt" style:font-size-complex="10pt"/>
    </style:style>
    <style:style style:name="T83" style:parent-style-name="Fonteparág.padrão" style:family="text">
      <style:text-properties style:font-name="Monospace" fo:font-weight="bold" style:font-weight-asian="bold" style:font-weight-complex="bold" fo:font-size="10pt" style:font-size-asian="10pt" style:font-size-complex="10pt"/>
    </style:style>
    <style:style style:name="T84" style:parent-style-name="Fonteparág.padrão" style:family="text">
      <style:text-properties style:font-name="Monospace" fo:font-size="10pt" style:font-size-asian="10pt" style:font-size-complex="10pt"/>
    </style:style>
    <style:style style:name="P85" style:parent-style-name="Standard" style:family="paragraph">
      <style:text-properties style:font-name="Monospace" fo:font-size="10pt" style:font-size-asian="10pt" style:font-size-complex="10pt"/>
    </style:style>
    <style:style style:name="P86" style:parent-style-name="Standard" style:family="paragraph">
      <style:text-properties style:font-name="Monospace" fo:font-size="10pt" style:font-size-asian="10pt" style:font-size-complex="10pt"/>
    </style:style>
    <style:style style:name="T87" style:parent-style-name="Fonteparág.padrão" style:family="text">
      <style:text-properties fo:font-weight="bold" style:font-weight-asian="bold" style:font-weight-complex="bold"/>
    </style:style>
    <style:style style:name="T88" style:parent-style-name="Fonteparág.padrão" style:family="text">
      <style:text-properties fo:font-style="italic" style:font-style-asian="italic" style:font-style-complex="italic"/>
    </style:style>
    <style:style style:name="P89" style:parent-style-name="Standard" style:family="paragraph">
      <style:text-properties style:font-name="Monospace" fo:font-size="10pt" style:font-size-asian="10pt" style:font-size-complex="10pt"/>
    </style:style>
    <style:style style:name="P90" style:parent-style-name="Standard" style:family="paragraph">
      <style:text-properties style:font-name="Monospace" fo:font-size="10pt" style:font-size-asian="10pt" style:font-size-complex="10pt"/>
    </style:style>
    <style:style style:name="P91" style:parent-style-name="Standard" style:family="paragraph">
      <style:text-properties style:font-name="Monospace" fo:font-size="10pt" style:font-size-asian="10pt" style:font-size-complex="10pt"/>
    </style:style>
    <style:style style:name="T92" style:parent-style-name="Fonteparág.padrão" style:family="text">
      <style:text-properties style:font-name="Monospace" fo:font-size="10pt" style:font-size-asian="10pt" style:font-size-complex="10pt"/>
    </style:style>
    <style:style style:name="T93" style:parent-style-name="Fonteparág.padrão" style:family="text">
      <style:text-properties style:font-name="Monospace" fo:font-weight="bold" style:font-weight-asian="bold" style:font-weight-complex="bold" fo:font-size="10pt" style:font-size-asian="10pt" style:font-size-complex="10pt"/>
    </style:style>
    <style:style style:name="T94" style:parent-style-name="Fonteparág.padrão" style:family="text">
      <style:text-properties style:font-name="Monospace" fo:font-size="10pt" style:font-size-asian="10pt" style:font-size-complex="10pt"/>
    </style:style>
    <style:style style:name="P95" style:parent-style-name="Standard" style:family="paragraph">
      <style:text-properties style:font-name="Monospace" fo:font-size="10pt" style:font-size-asian="10pt" style:font-size-complex="10pt"/>
    </style:style>
    <style:style style:name="P96" style:parent-style-name="Standard" style:family="paragraph">
      <style:text-properties style:font-name="Monospace" fo:font-size="10pt" style:font-size-asian="10pt" style:font-size-complex="10pt"/>
    </style:style>
    <style:style style:name="T97" style:parent-style-name="Fonteparág.padrão" style:family="text">
      <style:text-properties fo:font-weight="bold" style:font-weight-asian="bold" style:font-weight-complex="bold"/>
    </style:style>
    <style:style style:name="T98" style:parent-style-name="Fonteparág.padrão" style:family="text">
      <style:text-properties fo:font-style="italic" style:font-style-asian="italic" style:font-style-complex="italic"/>
    </style:style>
    <style:style style:name="P99" style:parent-style-name="Standard" style:family="paragraph">
      <style:text-properties style:font-name="Monospace" fo:font-size="10pt" style:font-size-asian="10pt" style:font-size-complex="10pt"/>
    </style:style>
    <style:style style:name="P100" style:parent-style-name="Standard" style:family="paragraph">
      <style:text-properties style:font-name="Monospace" fo:font-size="10pt" style:font-size-asian="10pt" style:font-size-complex="10pt"/>
    </style:style>
    <style:style style:name="P101" style:parent-style-name="Standard" style:family="paragraph">
      <style:text-properties style:font-name="Monospace" fo:font-size="10pt" style:font-size-asian="10pt" style:font-size-complex="10pt"/>
    </style:style>
    <style:style style:name="T102" style:parent-style-name="Fonteparág.padrão" style:family="text">
      <style:text-properties style:font-name="Monospace" fo:font-size="10pt" style:font-size-asian="10pt" style:font-size-complex="10pt"/>
    </style:style>
    <style:style style:name="T103" style:parent-style-name="Fonteparág.padrão" style:family="text">
      <style:text-properties style:font-name="Monospace" fo:font-weight="bold" style:font-weight-asian="bold" style:font-weight-complex="bold" fo:font-size="10pt" style:font-size-asian="10pt" style:font-size-complex="10pt"/>
    </style:style>
    <style:style style:name="T104" style:parent-style-name="Fonteparág.padrão" style:family="text">
      <style:text-properties style:font-name="Monospace" fo:font-size="10pt" style:font-size-asian="10pt" style:font-size-complex="10pt"/>
    </style:style>
    <style:style style:name="P105" style:parent-style-name="Standard" style:family="paragraph">
      <style:text-properties style:font-name="Monospace" fo:font-size="10pt" style:font-size-asian="10pt" style:font-size-complex="10pt"/>
    </style:style>
    <style:style style:name="P106" style:parent-style-name="Standard" style:family="paragraph">
      <style:text-properties style:font-name="Monospace" fo:font-size="10pt" style:font-size-asian="10pt" style:font-size-complex="10pt"/>
    </style:style>
    <style:style style:name="P107" style:parent-style-name="Standard" style:family="paragraph">
      <style:text-properties style:font-name="Monospace" fo:font-size="10pt" style:font-size-asian="10pt" style:font-size-complex="10pt"/>
    </style:style>
    <style:style style:name="P108" style:parent-style-name="Standard" style:family="paragraph">
      <style:text-properties style:font-name="Monospace" fo:font-size="10pt" style:font-size-asian="10pt" style:font-size-complex="10pt"/>
    </style:style>
    <style:style style:name="P109" style:parent-style-name="Standard" style:family="paragraph">
      <style:text-properties style:font-name="Monospace" fo:font-size="10pt" style:font-size-asian="10pt" style:font-size-complex="10pt"/>
    </style:style>
    <style:style style:name="P110" style:parent-style-name="Standard" style:family="paragraph">
      <style:text-properties style:font-name="Monospace" fo:font-size="10pt" style:font-size-asian="10pt" style:font-size-complex="10pt"/>
    </style:style>
    <style:style style:name="P111" style:parent-style-name="Standard" style:family="paragraph">
      <style:text-properties style:font-name="Monospace" fo:font-size="10pt" style:font-size-asian="10pt" style:font-size-complex="10pt"/>
    </style:style>
    <style:style style:name="P112" style:parent-style-name="Standard" style:family="paragraph">
      <style:text-properties style:font-name="Monospace" fo:font-size="10pt" style:font-size-asian="10pt" style:font-size-complex="10pt"/>
    </style:style>
    <style:style style:name="P113" style:parent-style-name="Standard" style:family="paragraph">
      <style:text-properties style:font-name="Monospace" fo:font-size="10pt" style:font-size-asian="10pt" style:font-size-complex="10pt"/>
    </style:style>
    <style:style style:name="P114" style:parent-style-name="Standard" style:family="paragraph">
      <style:text-properties style:font-name="Monospace" fo:font-size="10pt" style:font-size-asian="10pt" style:font-size-complex="10pt"/>
    </style:style>
    <style:style style:name="T115" style:parent-style-name="Fonteparág.padrão" style:family="text">
      <style:text-properties fo:font-weight="bold" style:font-weight-asian="bold" style:font-weight-complex="bold"/>
    </style:style>
    <style:style style:name="P116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7" style:parent-style-name="Fonteparág.padrão" style:family="text">
      <style:text-properties fo:font-weight="bold" style:font-weight-asian="bold" style:font-weight-complex="bold"/>
    </style:style>
    <style:style style:name="T118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9" style:parent-style-name="Fonteparág.padrão" style:family="text">
      <style:text-properties style:font-name="Monospace" fo:font-size="10pt" style:font-size-asian="10pt" style:font-size-complex="10pt"/>
    </style:style>
    <style:style style:name="T120" style:parent-style-name="Fonteparág.padrão" style:family="text">
      <style:text-properties style:font-name="Monospace" fo:font-style="italic" style:font-style-asian="italic" style:font-style-complex="italic" fo:font-size="10pt" style:font-size-asian="10pt" style:font-size-complex="10pt"/>
    </style:style>
    <style:style style:name="T121" style:parent-style-name="Fonteparág.padrão" style:family="text">
      <style:text-properties style:text-position="super 66.6%"/>
    </style:style>
    <style:style style:name="T122" style:parent-style-name="Fonteparág.padrão" style:family="text">
      <style:text-properties style:text-position="super 66.6%"/>
    </style:style>
    <style:style style:name="P123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4" style:parent-style-name="Fonteparág.padrão" style:family="text">
      <style:text-properties fo:font-weight="bold" style:font-weight-asian="bold" style:font-weight-complex="bold"/>
    </style:style>
    <style:style style:name="T125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6" style:parent-style-name="Fonteparág.padrão" style:family="text">
      <style:text-properties style:font-name="Monospace" fo:font-size="10pt" style:font-size-asian="10pt" style:font-size-complex="10pt"/>
    </style:style>
    <style:style style:name="T127" style:parent-style-name="Fonteparág.padrão" style:family="text">
      <style:text-properties style:font-name="Monospace" fo:font-size="10pt" style:font-size-asian="10pt" style:font-size-complex="10pt"/>
    </style:style>
    <style:style style:name="T128" style:parent-style-name="Fonteparág.padrão" style:family="text">
      <style:text-properties style:font-name="Monospace" fo:font-style="italic" style:font-style-asian="italic" style:font-style-complex="italic" fo:font-size="10pt" style:font-size-asian="10pt" style:font-size-complex="10pt"/>
    </style:style>
    <style:style style:name="T129" style:parent-style-name="Fonteparág.padrão" style:family="text">
      <style:text-properties style:text-position="super 66.6%"/>
    </style:style>
    <style:style style:name="T130" style:parent-style-name="Fonteparág.padrão" style:family="text">
      <style:text-properties style:text-position="super 66.6%"/>
    </style:style>
  </office:automatic-styles>
  <office:body>
    <office:text text:use-soft-page-breaks="true">
      <text:p text:style-name="P1">Processamento para a determinação espaço-temporal das tendências mensais significativas de precipitação no bioma Cerrado</text:p>
      <text:p text:style-name="Standard"/>
      <text:p text:style-name="Standard">1) Download das imagens de precipitação acumulada diária dos<text:s/>anos de <text:s/>2000 (7 imagens), 2001 até 2019 (12 x 9 imagens)</text:p>
      <text:p text:style-name="Standard">Endereço:<text:s/><text:a xlink:href="https://arthurhouhttps.pps.eosdis.nasa.gov/" office:target-frame-name="_top" xlink:show="replace">https://arthurhouhttps.pps.eosdis.nasa.gov</text:a></text:p>
      <text:p text:style-name="Standard">É necessário criar um usuário p/ poder fazer o download (utiliza o e-mail como login)</text:p>
      <text:p text:style-name="Standard">1.1) Script:<text:s/><text:span text:style-name="T2">download_gpm_nasa_month_accum.sh</text:span></text:p>
      <text:p text:style-name="Standard">1.1.1) Linguagem: Shell do Linux</text:p>
      <text:p text:style-name="Standard">1.1.2) Utilização:</text:p>
      <text:p text:style-name="P3">download_gpm_nasa_month_accum.sh email ano mes_inicial mes_final</text:p>
      <text:p text:style-name="Standard">1.1.3) Resultado:</text:p>
      <text:p text:style-name="Standard">Baixa automaticamente as imagens diárias (S000000-E235959) zipadas do servidor da NASA e descompacta apenas as imagens total acumulado utilizando o login (e-mail) e do intervalo definido com ano e os meses iniciais e finais.</text:p>
      <text:p text:style-name="Standard">Exemplo:</text:p>
      <text:p text:style-name="Standard">- Zip: 3B-DAY-GIS.MS.MRG.3IMERG.20000601-S000000-E235959.4560.V06B.zip</text:p>
      <text:p text:style-name="Standard">- Imagem descompacata: 3B-DAY-GIS.MS.MRG.3IMERG.20000601-S000000-E235959.4560.V06B.total.accum.tif</text:p>
      <text:p text:style-name="Standard"/>
      <text:p text:style-name="Standard">2) Recortar as imagens de precipitação pelo Bioma Cerrado</text:p>
      <text:p text:style-name="Standard">2.1) Script:<text:s/><text:span text:style-name="T4">gpm_nasa_month_accum_clip.py</text:span></text:p>
      <text:p text:style-name="Standard">2.1.1) Linguagem: Python</text:p>
      <text:p text:style-name="Standard">2.1.1.1) Bibliotecas: GDAL</text:p>
      <text:p text:style-name="Standard">2.1.2) Utilização:</text:p>
      <text:p text:style-name="P5">gpm_nasa_month_accum_clip.py imagem.tif shapefile_do_cerrado</text:p>
      <text:p text:style-name="Standard">2.1.3) Resultado:</text:p>
      <text:p text:style-name="Standard">Imagem de precipitação recortada pelo Bioma Cerrado</text:p>
      <text:p text:style-name="Standard">Exemplo:</text:p>
      <text:p text:style-name="Standard">- Imagem original: 3B-DAY-GIS.MS.MRG.3IMERG.20000601-S000000-E235959.4560.V06B.total.accum.tif</text:p>
      <text:p text:style-name="Standard">- Imagem recortada: cerrado_2000_06_total.accum.tif</text:p>
      <text:p text:style-name="Standard"/>
      <text:p text:style-name="Standard">3) Criação das imagens de tendências mensais ao longo dos anos 2000 (meses de 06 a 12), mais os anos de 2001 até 2019 com todos os meses.</text:p>
      <text:p text:style-name="Standard">3.1) Script:<text:s/><text:span text:style-name="T6">gpm_nasa_month_mk.py</text:span></text:p>
      <text:p text:style-name="Standard">3.1.1) Linguagem: Python</text:p>
      <text:p text:style-name="Standard">3.1.1.1) Bibliotecas: GDAL,<text:s/>NumPy e <text:s/>PyMannkendall</text:p>
      <text:p text:style-name="Standard">3.1.2) Utilização:</text:p>
      <text:p text:style-name="P7">gpm_nasa_month_mk.py diretorio_images_precipitacao_cerrado</text:p>
      <text:p text:style-name="Standard">3.1.3) Resultado:</text:p>
      <text:p text:style-name="Standard">3.1.3.1) Imagens de tendência dos meses de janeiro até dezembro de precipitação no Bioma Cerrado com significância &lt;= 0,05</text:p>
      <text:p text:style-name="Standard">3.1.3.1.1) Bandas (total 3): Valores de s_mk, p_0.05 e slope</text:p>
      <text:p text:style-name="Standard">3.1.3.2) Exemplo:</text:p>
      <text:p text:style-name="Standard">- Diretório com todas as imagens recortadas do Bioma Cerrado: cerrado_2000_06_total.accum.tif, …, cerrado_2019_12_total.accum.tif</text:p>
      <text:p text:style-name="Standard">- Imagens das tendências mensais:<text:s/><text:span text:style-name="T8">cerrado_01_total.accum_mk.tif, …, cerrado_12_total.accum_mk.tif</text:span></text:p>
      <text:p text:style-name="Standard"/>
      <text:p text:style-name="Standard"/>
      <text:soft-page-break/>
      <text:p text:style-name="P9">Script para mapa simplificado de tendência de precipitação do bioma Cerrado para o período 2000-2019</text:p>
      <text:p text:style-name="Standard"/>
      <text:p text:style-name="Standard">1) Criação da imagem de tendências reduzida de todos os meses -<text:s/><text:span text:style-name="T10">cerrado_total.accum_mk_r</text:span><text:span text:style-name="T11">educe.tif</text:span><text:s/>.</text:p>
      <text:p text:style-name="Standard">1.1) Script:<text:s/><text:span text:style-name="T12">gpm_nasa_month_mk_reduce.py</text:span></text:p>
      <text:p text:style-name="Standard">1.1.1) Linguagem: Python</text:p>
      <text:p text:style-name="Standard">1.1.1.1) Bibliotecas: GDAL e NumPy</text:p>
      <text:p text:style-name="Standard">1.1.2) Utilização:</text:p>
      <text:p text:style-name="P13">gpm_nasa_month_mk_reduce.py diretorio_images_tendencias_mensais</text:p>
      <text:p text:style-name="Standard">1.1.3) Resultado:</text:p>
      <text:p text:style-name="Standard">1.1.3.1.1) Banda (total 1): Valor<text:s/>categorizado do slope, sendo: 0 (Sem valor - NoData), 1 (no Cerrado sem significância para todos os meses), <text:s/>2 (tendência negativa para todos os meses), <text:s/>3 (tendência nula, ZERO, para todos os meses), 4 (tendência positiva para todos os meses) e 5 (alternância de tendência nos meses).</text:p>
      <text:p text:style-name="Standard">1.1.3.2) Exemplo:</text:p>
      <text:p text:style-name="Standard">- Diretório com todas as imagens de tendência mensais: cerrado_01_total.accum_mk.tif, …, cerrado_12_total.accum_mk.tif</text:p>
      <text:p text:style-name="Standard">- Imagem com as tendências reduzidas:<text:s/><text:span text:style-name="T14">cerrado_total.accum_mk_reduce.tif</text:span></text:p>
      <text:p text:style-name="Standard"/>
      <text:p text:style-name="Standard"/>
      <text:p text:style-name="P15">Áreas estáveis<text:s/>no bioma Cerrado – uso antópico e cobertura natural</text:p>
      <text:p text:style-name="P16">* permaneceram<text:s/>na mesma classe de uso e cobertura da terra por,<text:s/>no mínimo,<text:s/>20 anos, no período 1985<text:s/>a<text:s/>2019</text:p>
      <text:p text:style-name="P17"/>
      <text:p text:style-name="Standard">1) Script para geração das áreas estáveis para o nível 1 (classes Antrópico e Natural)</text:p>
      <text:p text:style-name="Standard">1.1) Script:<text:s/><text:span text:style-name="T18">antropico_natural.js</text:span></text:p>
      <text:p text:style-name="Standard">1.1.1) Linguagem: Java Script</text:p>
      <text:p text:style-name="Standard">1.1.2) Utilização: Executar o script dentro do ambiente do Google Earth Egine (<text:a xlink:href="https://code.earthengine.google.com/" office:target-frame-name="_top" xlink:show="replace">https://code.earthengine.google.com/</text:a>)</text:p>
      <text:p text:style-name="Standard">1.1.3) Resultado:</text:p>
      <text:p text:style-name="Standard">1.1.3.1) Arquivo zipado na conta do Google Drive</text:p>
      <text:p text:style-name="Standard">1.1.3.2) Imagens dentro do arquivo zipado</text:p>
      <text:p text:style-name="Standard">O Google Earth Engine gerou 6 quadrantes para cobrir toda a área do Cerrado.</text:p>
      <text:p text:style-name="Standard">Para cada quadrante foi gerado 3 imagens correspondendo as classes: antrópico, natural e não definido</text:p>
      <text:p text:style-name="Standard">1.1.3.2.1) Imagens dos quadrantes:</text:p>
      <text:p text:style-name="Standard">classe-0000000000-0000000000.tif,</text:p>
      <text:p text:style-name="Standard">classe-0000000000-0000037856.tif,</text:p>
      <text:p text:style-name="Standard">classe-0000037856-0000000000.tif,</text:p>
      <text:p text:style-name="Standard">classe-0000037856-0000037856.tif,</text:p>
      <text:p text:style-name="Standard">classe-0000075712-0000000000.tif,</text:p>
      <text:p text:style-name="Standard">classe-0000075712-0000037856.tif</text:p>
      <text:p text:style-name="Standard">1.1.3.2.2)<text:s/>Exemplo de uma classe: antropico-0000000000-0000000000.tif</text:p>
      <text:p text:style-name="Standard">1.1.3.2.3) Cada imagem TIF possui 3 bandas: stable, stable_1, not_stable</text:p>
      <text:p text:style-name="Standard">1.1.3.2.3.1) Cada banda possui 2 valores: 0 (Sem dados) e 1 (Com dados)</text:p>
      <text:p text:style-name="Standard"/>
      <text:p text:style-name="Standard">2) Transformação das imagens para cada quadrante<text:s/>com 3 bandas para 1 banda</text:p>
      <text:p text:style-name="Standard">2.1) Utilitário da GDAL:<text:s/><text:span text:style-name="T19">gdal_calc.py</text:span></text:p>
      <text:p text:style-name="Standard">2.1.2) Fórmula para geração da banda de saída: "2*A+B"</text:p>
      <text:p text:style-name="Standard">2.1.2.1) Onde, A corresponde a banda ‘stable’ e B corresponde a banda ‘not_stable’</text:p>
      <text:p text:style-name="Standard">2.1.3) Uso do shell do Linux para gerar a imagem de 1<text:s/>banda:</text:p>
      <text:soft-page-break/>
      <text:p text:style-name="P20">calc="2*A+B"</text:p>
      <text:p text:style-name="P21">for f in $(ls *.tif);do name=$(basename $f .tif);echo $name;gdal_calc.py --quiet --overwrite --type=Byte -A $f --A_band=1 -B $f --B_band=3 --calc=$calc --outfile $name"_calc.tif" –NoDataValue=0;done</text:p>
      <text:p text:style-name="Standard">2.1.4) Exemplo de um resultado:</text:p>
      <text:p text:style-name="Standard">antropico-0000000000-0000000000-calc.tif</text:p>
      <text:p text:style-name="Standard">2.1.4.1) A imagem de saída possui uma única banda, com os seguintes valores: 0 p/ Nodata(sem valor), 1 p/ Não estável e 2 p/ Estável</text:p>
      <text:p text:style-name="Standard">2.2) Adicionar a descrição na banda</text:p>
      <text:p text:style-name="Standard">2.2.1) Script:<text:s/><text:span text:style-name="T22">add_band_description.py</text:span></text:p>
      <text:p text:style-name="Standard">2.2.1.1) Linguagem Python</text:p>
      <text:p text:style-name="Standard">2.2.1.2) Bibliotecas: GDAL1 (Pixeis dentro do Cerrado sem significância para todos os meses), <text:s/>2 (Pixeis com tendência negativa para todos os meses), <text:s/>3 (Pixeis com tendência nula, ZERO, para todos os meses), 4 (Pixeis com tendência positiva<text:s/>para todos os meses) e 5 (Pixeis que tiveram alternância de tendência nos meses).</text:p>
      <text:p text:style-name="Standard">2.2.1.3) Utilização:<text:s/><text:span text:style-name="T23">add_band_description.py nome_do_arquivo_imagem numero_da_banda descricao</text:span></text:p>
      <text:p text:style-name="Standard">2.2.1.4) Exemplo:<text:s/><text:span text:style-name="T24">add_band_description.py antropico-0000000000-0000000000_calc.t</text:span><text:span text:style-name="T25">if 1 'Stable(1:NO,2:YES)'</text:span></text:p>
      <text:p text:style-name="Standard"/>
      <text:p text:style-name="Standard">3) Mosaicar todos os quadrantes para cada classe.</text:p>
      <text:p text:style-name="Standard">3.1) Utilitário da GDAL:<text:s/><text:span text:style-name="T26">gdalwarp</text:span></text:p>
      <text:p text:style-name="Standard">3.1.1) Utilização:<text:s/><text:span text:style-name="T27">gdalwarp classe*_calc.tif classe.tif</text:span></text:p>
      <text:p text:style-name="Standard">3.2) Exemplo:<text:s/><text:span text:style-name="T28">gdalwarp antropico*_calc.tif antropico.tif</text:span></text:p>
      <text:p text:style-name="Standard">3.3) Resultado: antropico.tif, natural.tif e nao_definido.tif</text:p>
      <text:p text:style-name="Standard"/>
      <text:p text:style-name="Standard">4) Criar uma imagem com as 3 classes – Imagem<text:s/><text:span text:style-name="T29">mapbiomas.tif.</text:span></text:p>
      <text:p text:style-name="Standard">4.1) Remover NoData com valor ZERO para as imagens nao_definido.tif antropico.tif natural.tif</text:p>
      <text:p text:style-name="Standard">4.1.1) Utilitário da GDAL: gdal_edit.py</text:p>
      <text:p text:style-name="Standard">4.1.2) Utilização via Shell<text:s/>Linux:<text:s/><text:span text:style-name="T30">for f in nao_definido.tif antropico.tif natural.tif;do gdal_edit.py -unsetnodata $f ;done</text:span></text:p>
      <text:p text:style-name="Standard">4.2) Gerar uma imagem com as 3 classes:<text:s/><text:span text:style-name="T31">mapbiomas_nodata_0.tif</text:span></text:p>
      <text:p text:style-name="Standard">4.2.1) Shell Linux (uso do gdal_calc.py):</text:p>
      <text:p text:style-name="P32">calc="(O==2)*2+(A==2)*3+(N==2)*4"</text:p>
      <text:p text:style-name="P33">gdal_calc.py --quiet<text:s/>--overwrite --type=Byte \</text:p>
      <text:p text:style-name="P34">–NoDataValue=none \</text:p>
      <text:p text:style-name="P35">-O nao_definido.tif --O_band=1 \</text:p>
      <text:p text:style-name="P36">-A antropico.tif --A_band=1 \</text:p>
      <text:p text:style-name="P37">-N natural.tif --N_band=1 \</text:p>
      <text:p text:style-name="P38">--calc=$calc --outfile mapbiomas_nodata_0.tif</text:p>
      <text:p text:style-name="Standard">4.2.2) Resultado: imagem (mapbiomas_nodata_0.tif) com uma banda com os<text:s/>seguntes valores:</text:p>
      <text:p text:style-name="Standard">0 (Não estável e NoData , Sem dados), 2 (Não definido), 3 (Antropico) e 4 (Natural)</text:p>
      <text:p text:style-name="Standard">4.3) Gerar a imagem<text:s/><text:span text:style-name="T39">mapbiomas_nodata_1.tif</text:span><text:s/>transformando ZERO p/ UM da imagem<text:s/><text:span text:style-name="T40">mapbiomas_nodata_0.tif</text:span></text:p>
      <text:p text:style-name="Standard">4.3.1) O valor UM passa a representar Não estável e NoData</text:p>
      <text:p text:style-name="Standard">4.3.2) Shell Linux (uso do gdal_calc.py):</text:p>
      <text:p text:style-name="P41">calc="numpy.where(M==0,1,M)"</text:p>
      <text:p text:style-name="P42">gdal_calc.py --quiet --overwrite --type=Byte \</text:p>
      <text:p text:style-name="P43">–NoDataValue=none \</text:p>
      <text:p text:style-name="P44">-M mapbiomas_nodata_0.tif \</text:p>
      <text:soft-page-break/>
      <text:p text:style-name="P45">--calc=$calc --outfile mapbiomas_nodata_1.tif</text:p>
      <text:p text:style-name="Standard">4.4) <text:s/>Gerar a imagem<text:s/><text:span text:style-name="T46">mapbiomas.tif</text:span><text:s/>transformando UM do "NoData" p/ ZERO da imagem<text:s/><text:span text:style-name="T47">mapbiomas_nodata_1.tif</text:span></text:p>
      <text:p text:style-name="Standard">4.4.1) Os valores ZERO e UM passam a representar respectivamente, NoData e Não estável.</text:p>
      <text:p text:style-name="Standard">4.4.2) Shell Linux (uso do gdal_calc.py):</text:p>
      <text:p text:style-name="P48">calc="numpy.where((O+A+N)==0,0,M)"e os resultados foram gerados da mesma forma, porém com as classes</text:p>
      <text:p text:style-name="P49">gdal_calc.py --quiet --overwrite --type=Byte \</text:p>
      <text:p text:style-name="P50">–NoDataValue=none \</text:p>
      <text:p text:style-name="P51">-O nao_definido.tif --O_band=1 \</text:p>
      <text:p text:style-name="P52">-A antropico.tif --A_band=1 \</text:p>
      <text:p text:style-name="P53">-N natural.tif --N_band=1 \</text:p>
      <text:p text:style-name="P54">-M mapbiomas_nodata_1.tif \</text:p>
      <text:p text:style-name="P55">--calc=$calc --outfile<text:s/>mapbiomas.tif</text:p>
      <text:p text:style-name="Standard">4.4.3) Configurar o valor ZERO para NoData (uso do gdal_edit.py)</text:p>
      <text:p text:style-name="P56">gdal_edit.py mapbiomas.tif -a_nodata 0</text:p>
      <text:p text:style-name="Standard">4.4.4) Adicionar a descrição na banda (uso do add_band_description.py).</text:p>
      <text:p text:style-name="Standard">4.4.4.1) Shell linux</text:p>
      <text:p text:style-name="P57">f="mapbiomas.tif"</text:p>
      <text:p text:style-name="P58">desc="1:no_stable,2:nao_definido,3:antropico,4:natural"</text:p>
      <text:p text:style-name="P59">add_band_description.py $f 1 $desc</text:p>
      <text:p text:style-name="Standard">4.7) Resultado</text:p>
      <text:p text:style-name="Standard">Imagem<text:s/><text:span text:style-name="T60">mapbiomas.tif</text:span><text:s/>com UMA banda com os seguintes valores: 0 (Nodata), 1 (Não estável), 2 (Não definido), 3 (Antrópico), 4 (Natural).</text:p>
      <text:p text:style-name="Standard"/>
      <text:p text:style-name="Standard"/>
      <text:p text:style-name="P61">Áreas estáveis classes de uso e cobertura predominantes no bioma Cerrado – agricultura, pastagem, formações florestal e savânica</text:p>
      <text:p text:style-name="P62">* permaneceram com a mesma classe de uso e cobertura da terra por no mínimo 20 anos, no período 1985-2019</text:p>
      <text:p text:style-name="P63"/>
      <text:p text:style-name="Standard">1) Script para geração das áreas estáveis para o nível 2<text:s/>(classes <text:s/>Agricultura, Pastagem, Formação Florestal e Formação Savânica)</text:p>
      <text:p text:style-name="Standard">1.1) Script:<text:s/><text:span text:style-name="T64">agr_for_pas_sav.js</text:span></text:p>
      <text:p text:style-name="Standard">1.1.1) O script foi executado da mesma forma utilizada para as áreas estáveis do bioma Cerrado nivel 1, tendo como saída as classes Agricultura, Pastagem, Floresta e Savana.</text:p>
      <text:p text:style-name="Standard">1.2) As imagens de cada classe tiveram os mesmos valores de banda do resultado das imagens das áreas estáveis do bioma Cerrado nivel 1: 0(Sem dados) e 1 (Com dados).</text:p>
      <text:p text:style-name="Standard">1.3) Exemplos:</text:p>
      <text:p text:style-name="Standard">agriculture-0000000000-0000000000.tif<text:line-break/>savana-0000075712-0000037856.tif</text:p>
      <text:p text:style-name="Standard"/>
      <text:p text:style-name="Standard">2) Transformação das imagens para cada quadrante com 3 bandas para 1 banda</text:p>
      <text:p text:style-name="Standard">O mesmo procedimento para as áreas estáveis do bioma Cerrado nivel 1.</text:p>
      <text:p text:style-name="Standard">2.1) Exemplos:</text:p>
      <text:p text:style-name="Standard">agriculture-0000000000-0000000000_calc.tif<text:line-break/>savana-0000075712-0000037856_calc.tif</text:p>
      <text:p text:style-name="Standard">agriculture.tif, forest.tif, pasture.tif e savana.tif</text:p>
      <text:p text:style-name="Standard">3) Mosaicar todos os quadrantes para cada classe.</text:p>
      <text:p text:style-name="Standard">O mesmo procedimento para as áreas estáveis do bioma Cerrado nivel 1.</text:p>
      <text:soft-page-break/>
      <text:p text:style-name="Standard">3.1) Imagens:</text:p>
      <text:p text:style-name="Standard">agriculture.tif, forest.tif, pasture.tif e savana.tif</text:p>
      <text:p text:style-name="Standard"/>
      <text:p text:style-name="Standard">4) Criar<text:s/>uma imagem com as 6 classes – Imagem<text:s/><text:span text:style-name="T65">mapbiomas_agr_pas_for_sav.tif</text:span>.</text:p>
      <text:p text:style-name="Standard">Vão ser utlizadas a imagens: mapbiomas.tif (etapa áreas estáveis do bioma Cerrado nivel 1), agriculture.tif, forest.tif, pasture.tif e savana.tif</text:p>
      <text:p text:style-name="Standard">4.1) Remover o NODATA das imagens: agriculture.tif, forest.tif, pasture.tif e savana.tif</text:p>
      <text:p text:style-name="Standard">4.1.1) Passos utilizados no ítem 4) da etapa áreas estáveis do bioma Cerrado nivel 1</text:p>
      <text:p text:style-name="Standard">4.2) Adicionar apenas os pixeis estáveis das imagens agriculture.tif, forest.tif, pasture.tif e savana.tif</text:p>
      <text:p text:style-name="Standard">4.2.1) Script Shell Linux para<text:s/><text:span text:style-name="T66">inicializar</text:span><text:s/>a imagem<text:s/><text:span text:style-name="T67">mapbiomas_agr_pas_for_sav.tif<text:s/></text:span>com<text:s/><text:span text:style-name="T68">agriculture.tif</text:span></text:p>
      <text:p text:style-name="P69">calc="numpy.where(C==2,5,M)"</text:p>
      <text:p text:style-name="P70">gdal_calc.py --quiet --overwrite --type=Byte \</text:p>
      <text:p text:style-name="P71">–NoDataValue=none \</text:p>
      <text:p text:style-name="Standard"><text:span text:style-name="T72">-C<text:s/></text:span><text:span text:style-name="T73">agriculture</text:span><text:span text:style-name="T74">.tif \</text:span></text:p>
      <text:p text:style-name="P75">-M mapbiomas.tif \</text:p>
      <text:p text:style-name="P76">--calc=$calc --outfile mapbiomas_agr_pas_for_sav.tif</text:p>
      <text:p text:style-name="Standard">4.2.2) Script Shell Linux para<text:s/><text:span text:style-name="T77">atualizar</text:span><text:s/>a imagem mapbiomas_agr_pas_for_sav.tif com<text:s/><text:span text:style-name="T78">pasture.tif</text:span></text:p>
      <text:p text:style-name="P79">calc="numpy.where(C==2,6,M)"</text:p>
      <text:p text:style-name="P80">gdal_calc.py --quiet --overwrite --type=Byte \</text:p>
      <text:p text:style-name="P81">–NoDataValue=none \</text:p>
      <text:p text:style-name="Standard"><text:span text:style-name="T82">-C<text:s/></text:span><text:span text:style-name="T83">pasture.tif</text:span><text:span text:style-name="T84"><text:s/>\</text:span></text:p>
      <text:p text:style-name="P85">-M<text:s/>mapbiomas_agr_pas_for_sav.tif \</text:p>
      <text:p text:style-name="P86">--calc=$calc --outfile mapbiomas_agr_pas_for_sav.tif</text:p>
      <text:p text:style-name="Standard">4.2.2) Script Shell Linux para<text:s/><text:span text:style-name="T87">atualizar</text:span><text:s/>a imagem mapbiomas_agr_pas_for_sav.tif com<text:s/><text:span text:style-name="T88">forest.tifMOTTA, 2021a - S</text:span></text:p>
      <text:p text:style-name="P89">calc="numpy.where(C==2,7,M)"</text:p>
      <text:p text:style-name="P90">gdal_calc.py --quiet --overwrite --type=Byte \</text:p>
      <text:p text:style-name="P91">–NoDataValue=none \</text:p>
      <text:p text:style-name="Standard"><text:span text:style-name="T92">-C<text:s/></text:span><text:span text:style-name="T93">forest.tif</text:span><text:span text:style-name="T94"><text:s/>\</text:span></text:p>
      <text:p text:style-name="P95">-M mapbiomas_agr_pas_for_sav.tif \</text:p>
      <text:p text:style-name="P96">--calc=$calc --outfile mapbiomas_agr_pas_for_sav.tif</text:p>
      <text:p text:style-name="Standard">4.2.2) Script Shell Linux para<text:s/><text:span text:style-name="T97">atualizar</text:span><text:s/>a imagem mapbiomas_agr_pas_for_sav.tif com<text:s/><text:span text:style-name="T98">savana.tif</text:span></text:p>
      <text:p text:style-name="P99">calc="numpy.where(C==2,8,M)"</text:p>
      <text:p text:style-name="P100">gdal_calc.py --quiet --overwrite --type=Byte \</text:p>
      <text:p text:style-name="P101">–NoDataValue=none \MOTTA, 2021a - S</text:p>
      <text:p text:style-name="Standard"><text:span text:style-name="T102">-C<text:s/></text:span><text:span text:style-name="T103">savana.tif</text:span><text:span text:style-name="T104"><text:s/>\MOTTA, 2021a - S</text:span></text:p>
      <text:p text:style-name="P105">-M mapbiomas_agr_pas_for_sav.tif \</text:p>
      <text:p text:style-name="P106">--calc=$calc --outfile mapbiomas_agr_pas_for_sav.tif</text:p>
      <text:p text:style-name="Standard">4.3) Remover NODATA</text:p>
      <text:p text:style-name="Standard">gdal_edit.py -a_nodata 0 mapbiomas_agr_pas_for_sav.tif</text:p>
      <text:p text:style-name="Standard">4.4) Script Shell Linux para alterar valor de 255 p/ ZERO</text:p>
      <text:p text:style-name="P107">calc="numpy.where(M==255,0,M)"</text:p>
      <text:p text:style-name="P108">gdal_calc.py --quiet --overwrite --type=Byte \</text:p>
      <text:p text:style-name="P109">–NoDataValue=none \</text:p>
      <text:p text:style-name="P110">-M mapbiomas_agr_pas_for_sav.tif \</text:p>
      <text:p text:style-name="Standard">--calc=$calc --outfile mapbiomas_agr_pas_for_sav.tif</text:p>
      <text:p text:style-name="Standard">4.5) Definir NODATA p/ ZERO</text:p>
      <text:soft-page-break/>
      <text:p text:style-name="P111">gdal_edit.py -unsetnodata mapbiomas_agr_pas_for_sav.tif</text:p>
      <text:p text:style-name="Standard">4.6) Script Shell Linux Colocar a descrição na banda do "mapbiomas_agr_pas_for_sav.tif"</text:p>
      <text:p text:style-name="P112">f="mapbiomas_agr_pas_for_sav.tif"</text:p>
      <text:p text:style-name="P113">desc="1:no_stable,2:nao_definido,3:antropico,4:natural,5:agriculture,6:pasture,7:forest,8:savana"</text:p>
      <text:p text:style-name="P114">/add_band_description.py $f 1 $desc</text:p>
      <text:p text:style-name="Standard">4.7) Resultado</text:p>
      <text:p text:style-name="Standard">Imagem<text:s/><text:span text:style-name="T115">mapbiomas_agr_pas_for_sav.tif</text:span><text:s/>com UMA banda com os seguintes valores: 0 (Nodata), 1 (Não estável), 2<text:s/>(Não definido), 3 (Antrópico), 4 (Natural), 5 (Agricultura), 6 (Pastagem), 7 (Floresta) e 8 (Savana).</text:p>
      <text:p text:style-name="Standard"/>
      <text:p text:style-name="Standard"/>
      <text:p text:style-name="P116">Mapa simplificado de tendência de precipitação em áreas estáveis de uso e cobertura da terra (uso antrópico e cobertura natural) no bioma Cerrado - 1º<text:s/>nível</text:p>
      <text:p text:style-name="Standard"/>
      <text:p text:style-name="Standard">1) Gerar a imagem combinando as imagens do mapbiomas (1o nível) com <text:s/>a imagem de tendência reduzida:<text:s/><text:span text:style-name="T117">cerrado_mapbioma_tendence.tif</text:span></text:p>
      <text:p text:style-name="Standard">1.1) Script:<text:s/><text:span text:style-name="T118">mapbioma_tendences_mk_reduce.py</text:span></text:p>
      <text:p text:style-name="Standard">1.1.1) Linguagem: Python</text:p>
      <text:p text:style-name="Standard">1.1.1.1) Bibliotecas: GDALe NumPy</text:p>
      <text:p text:style-name="Standard">1.1.2)<text:s/>Utilização:</text:p>
      <text:p text:style-name="Standard"><text:span text:style-name="T119">mapbioma_tendences_mk_reduce.py<text:s/></text:span><text:span text:style-name="T120">mapbiomas.tif cerrado_total.accum_mk_reduce.tif cerrado_mapbioma_agr-pas-for-sav_tendence.tif</text:span></text:p>
      <text:p text:style-name="Standard">1.2) Resultado:</text:p>
      <text:p text:style-name="Standard">Imagem com as classes do mapbiomas combinado com as classes de tendência reduzida.</text:p>
      <text:p text:style-name="Standard">1.2.1) Valores das<text:s/>classes: DD, sendo o 1<text:span text:style-name="T121">o</text:span><text:s/>dígito da classe do mapbiomas e 2<text:span text:style-name="T122">o</text:span><text:s/>dígito da classe de <text:s/>tendência</text:p>
      <text:p text:style-name="Standard">0 (Nodata), 1 (Não estável), 2 (Não definido), 3 (Antrópico), 4 (Natural)</text:p>
      <text:p text:style-name="Standard">X</text:p>
      <text:p text:style-name="Standard">0 (Sem valor - NoData), 1 (no Cerrado sem significância para todos os meses), <text:s/>2 (tendência negativa para todos os meses), <text:s/>3 (tendência nula, ZERO, para todos os meses), 4 (tendência positiva para todos os meses) e 5 (alternância de tendência nos meses)</text:p>
      <text:p text:style-name="Standard">1.2.2) Exemplos:</text:p>
      <text:p text:style-name="Standard">0: Sem valor nas duas imagens (NoData)</text:p>
      <text:p text:style-name="Standard">11: Não estável (mapbiomas) e sem significância para todos os meses (tendência)</text:p>
      <text:p text:style-name="Standard">34: Antrópico com tendência positiva</text:p>
      <text:p text:style-name="Standard"/>
      <text:p text:style-name="P123">Mapa simplificado de tendência de precipitação em áreas estáveis de<text:s/>classes predominantes<text:s/>uso e cobertura da terra (agricultura, pecuária, formação florestal e formação savânica) no bioma Cerrado<text:s/>- 2º nível</text:p>
      <text:p text:style-name="Standard"/>
      <text:p text:style-name="Standard">1) Gerar a imagem combinando as imagens do mapbiomas (2o nível) com <text:s/>a imagem de tendência reduzida:<text:s/><text:span text:style-name="T124">cerrado_mapbioma_agr-pas-for-sav_tendence.tif</text:span></text:p>
      <text:p text:style-name="Standard">1.1) Script:<text:s/><text:span text:style-name="T125">mapbioma_tendences_mk_reduce.py</text:span></text:p>
      <text:p text:style-name="Standard">1.1.2) Utilização:</text:p>
      <text:p text:style-name="Standard"><text:span text:style-name="T126">mapbioma_tendences_mk_reduce.py<text:s/></text:span><text:span text:style-name="T127">mapbiomas_agr_pas_for_sav.tif</text:span><text:span text:style-name="T128"><text:s/>cerrado_total.accum_mk_reduce.tif cerrado_mapbioma_agr-pas-for-sav_tendence.tif</text:span></text:p>
      <text:p text:style-name="Standard">1.2) Resultado:</text:p>
      <text:p text:style-name="Standard">Imagem com as classes do mapbiomas combinado com as classes de tendência reduzida.</text:p>
      <text:p text:style-name="Standard">1.2.1) Valores das classes: DD, sendo o 1<text:span text:style-name="T129">o</text:span><text:s/>dígito da classe do mapbiomas e 2<text:span text:style-name="T130">o</text:span><text:s/>dígito da classe de <text:s/>tendência</text:p>
      <text:soft-page-break/>
      <text:p text:style-name="Standard">0 (Nodata), 1 (Não estável), 2 (Não definido), 3 (Antrópico), 4 (Natural), 5 (Agricultura), 6 (Pastagem), 7 (Floresta) e 8 (Savana).</text:p>
      <text:p text:style-name="Standard">X</text:p>
      <text:p text:style-name="Standard">0 (Sem valor - NoData), 1 (no Cerrado sem significância<text:s/>para todos os meses), <text:s/>2 (tendência negativa para todos os meses), <text:s/>3 (tendência nula, ZERO, para todos os meses), 4 (tendência positiva para todos os meses) e 5 (alternância de tendência nos meses)</text:p>
      <text:p text:style-name="Standard">1.2.2) Exemplos:</text:p>
      <text:p text:style-name="Standard">0: Sem valor nas duas imagens (NoData)</text:p>
      <text:p text:style-name="Standard">11: Não estável (mapbiomas) e sem significância para todos os meses (tendência)</text:p>
      <text:p text:style-name="Standard">54: Agricultura com tendência positiva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onospace" svg:font-family="Monospace" style:font-family-generic="system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grobioCerrados</meta:initial-creator>
    <dc:creator>Giovana</dc:creator>
    <meta:creation-date>2021-10-14T01:06:00Z</meta:creation-date>
    <dc:date>2021-10-14T01:08:00Z</dc:date>
    <meta:template xlink:href="Normal" xlink:type="simple"/>
    <meta:editing-cycles>5</meta:editing-cycles>
    <meta:editing-duration>PT120S</meta:editing-duration>
    <meta:document-statistic meta:page-count="7" meta:paragraph-count="29" meta:word-count="2310" meta:character-count="14760" meta:row-count="103" meta:non-whitespace-character-count="12479"/>
  </office:meta>
</office:document-meta>
</file>